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90000001644659E3A0.eps" manifest:media-type=""/>
  <manifest:file-entry manifest:full-path="Pictures/200000020000019000000164565E2B8A.eps" manifest:media-type=""/>
  <manifest:file-entry manifest:full-path="Pictures/200000020000019000000164FD862CF4.eps" manifest:media-type=""/>
  <manifest:file-entry manifest:full-path="Pictures/200000020000019000000164D2B8B9CB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1cm" svg:height="12.558cm" svg:x="2.09cm" svg:y="4.2cm">
          <draw:image xlink:href="Pictures/200000020000019000000164D2B8B9CB.eps" xlink:type="simple" xlink:show="embed" xlink:actuate="onLoad">
            <text:p/>
          </draw:image>
        </draw:frame>
        <draw:frame draw:style-name="gr1" draw:text-style-name="P1" draw:layer="layout" svg:width="14.11cm" svg:height="12.558cm" svg:x="17.59cm" svg:y="4.2cm">
          <draw:image xlink:href="Pictures/200000020000019000000164FD862CF4.eps" xlink:type="simple" xlink:show="embed" xlink:actuate="onLoad">
            <text:p/>
          </draw:image>
        </draw:frame>
        <draw:frame draw:style-name="gr1" draw:text-style-name="P1" draw:layer="layout" svg:width="14.11cm" svg:height="12.558cm" svg:x="17.69cm" svg:y="17.8cm">
          <draw:image xlink:href="Pictures/200000020000019000000164565E2B8A.eps" xlink:type="simple" xlink:show="embed" xlink:actuate="onLoad">
            <text:p/>
          </draw:image>
        </draw:frame>
        <draw:frame draw:style-name="gr1" draw:text-style-name="P1" draw:layer="layout" svg:width="14.11cm" svg:height="12.558cm" svg:x="2.1cm" svg:y="17.8cm">
          <draw:image xlink:href="Pictures/2000000200000190000001644659E3A0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15:32:36.880600411</meta:creation-date>
    <dc:date>2015-11-06T15:46:44.537311975</dc:date>
    <meta:editing-duration>PT14M9S</meta:editing-duration>
    <meta:editing-cycles>1</meta:editing-cycles>
    <meta:document-statistic meta:object-count="4"/>
    <meta:generator>LibreOffice/4.4.2.2$Linux_X86_64 LibreOffice_project/40m0$Build-2</meta:generator>
  </office:meta>
</office:document-meta>
</file>